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22.59pt"/>
    </style:style>
    <style:style style:name="co5" style:family="table-column">
      <style:table-column-properties fo:break-before="auto" style:column-width="166.71pt"/>
    </style:style>
    <style:style style:name="co6" style:family="table-column">
      <style:table-column-properties fo:break-before="auto" style:column-width="44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3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84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3"/>
    <style:style style:name="ce5" style:family="table-cell" style:parent-style-name="Default" style:data-style-name="N83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jouisnour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Tagliatelle mit Limettensauce und buntem Sommersalat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Paella á la Jouis Nour mit frischem Gemüse und Joghurt-Dip</text:p>
          </table:table-cell>
          <table:table-cell table:style-name="ce4"/>
        </table:table-row>
        <table:table-row table:style-name="ro1">
          <table:table-cell office:value-type="date" office:date-value="2017-07-14" calcext:value-type="date">
            <text:p>2017-07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 an Knackigem Krautsalat und Salsa-Dip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s Spirelli-Brokkoli-Gratin mit Grünkern und Tomatensauce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ucchinicremesuppe mit gerösteten Haferflocke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riechischer Hackfleisch-Auflauf mit Bohnen und Fetakäse an Kräauterquark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Quinoa-Pfanne mit Naturreis und einer leichten Curry-Sauce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skanische Zuppa del Contadino (Bauersuppe) m. Dinkel u. geriebene Käse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-Rahmgeschnetzeltes mit Kartoffelpüree und Champignons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agetthi mit Oliven, Peperoni, Käse und frischen Kräutern, dazu Salat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r Bohnen-Eintopf mit Sonnenblumenkerne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eelachs mit Rahmlinsen, bunten Reis und grüner Salat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Pfifferlingsauflauf mit Lauchstreifen und Kräaterkruste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ohlrabicreme-Suppe mit Schnittlauch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opse “Königsberger Art” mit Rote Beete und Kartoffelpüree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Schupfnudeln-Pfanne mit Pesto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aschlik-Spieß mit ungarische, Letscho und Reis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backene Rosmarin-Ofenkartoffeln mit Ratatouille-Gemüse und Paprika Schmand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aprika-Mais Suppe mit Sonnenblumenkern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Weinsauerkraut mit Petersilienkartoffeln und Kräutersenfsauc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frischen Kräuter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s Leber-Ragout mit Apfel an Kartoffelpüree und gerösteten Zwiebel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andnudeln an Pfifferlingsrahm und Krisch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rliner Kartoffelsuppe mit Kräuterschmand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Schollenfilet gedünstet in Dillrahm mit Kartoffeln und Gurkensalat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einem Kräuter-Dip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cremesuppe mit Käse-Croutons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ndenburger Schmorkohl mit Hackfleisch und Petersilienkartoffel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arfalle mit Tomaten-Oliven-Sauce und frischen Kräuter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Lauch-Rahmsüppchen mit Karotttenraspel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mit Pfifferlings-Waldpilz-Rahmsauce, Kartoffelstampf und Tomatensalat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paghettimit Gemüsebolognese und Sonnenblumenkerne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euriger Paprikatopf mit Tofustück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-Gemüsesuppe mit Kokosmilch und Hähnche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afelspitz mit Meerrettichsauce und Fingermöhren an Salzkartoffel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riechischer Spinatauflauf mit Tzatziki und geröstetem Sesam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Tomatenwür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ikanter Gulasch vom Schwein mit Waldpilzen und Salzkartoffel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asta mit Gorgonzolasauce, Rucola und Kirschtomat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Rote Linsensuppe mit Paprikastreif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Rotbarsch mit Senfsauce, Kartoffeln und Rahmgurke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olenta-Porree-Auflauf mit gerösteten Sonnenblumenkernen und Tomaten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ltes Gurkensüppchen mit Tomaten-Kräuter-Pesto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lügelbällchen mit Paprika-Tomaten-Gemüse und Kartoffelecke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Rahmspinat mit gekochten Eiern an Petersilienkartoffel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Fruchtige Kürbissuppe mit gerösteten Kürbiskerne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geschnetzeltes in pikanter Pfeffersauce mit Langkornreis und frischen Kräuter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an Kräuterrahm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rokkolisuppe mit Tomatenwürfel und Sonnenblumenkerne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ini Grillhaxen mit Sellerie-Kartoffelpüree und Malzbiersauce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Orientalische Gemüse Cous Cous Pfanne mit Joghurt-Minz-Dip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ichererbsensüppchen mit frischen Kräuter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bratene Hähnchenkeule mit Backkartoffeln, Sour Cream und Cole Slaw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Pfifferling-Rahmsauce und Petersilienschmand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leisch-Soljanka mit saurer Sahne und frischen Kräuter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beljau an Currygemüse mit Basmatireis und buntem Blatt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Frischkäsesauce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inestrone mit Knackigen Croutons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oulette nach Balkan Art mit Feta und Peperoni, dazu grüne Bohnen und Kartoffel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lgur Gemüseüfanne mit gepufften Buchweizen und Pestosauce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üßkartoffelsuppe mit Blattspinat und Tomatenwür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ckfleisch-Kohlpfanne mit Salzkartoffeln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teller mit Holländischer Sauce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ensuppe mit Basilikum-Schmand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fülltes Putensteak mit Brokkoli und Kurkumareis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editerrane Gemüse-Lasagne mit Buchweizen und Hausgemachtem Kräuterquark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s Chili con Soja mit Koriander und Joghurtdip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nitzel Wiener Art mit Blumenkohlrahm und Salzkartoffeln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 Arabiatta mit Kirschtomaten und Goud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ine Erbsen-Kräutercremesuppe mit Karottenstreife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/>
          <table:table-cell office:value-type="string" calcext:value-type="string">
            <text:p>fish</text:p>
          </table:table-cell>
          <table:table-cell office:value-type="string" calcext:value-type="string">
            <text:p>Forelle Müllerin Art mit Wurzelgemüse und Petersilienkartoffeln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Waldpilzrisotto mit Parmesanhobel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-Süppchen mit gerösteten Haferflocken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boulette gefüllt mit Fetakäse an Ratatouille und Tomatenreis</text:p>
          </table:table-cell>
          <table:table-cell table:style-name="ce4"/>
        </table:table-row>
        <table:table-row table:style-name="ro1">
          <table:table-cell office:value-type="date" office:date-value="2017-08-18" calcext:value-type="date">
            <text:p>2017-08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Gemüse-Curry mit Basmatireis und Koriander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Zucchinisuppe mit Infwer-Croutons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zegediner Gulasch mit Kartoffeln und Creme Fraich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omatisierte Spaghetti mit Spinat, gerösteten Nüssen und geriebenem Käs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eluga-Linsensuppe mit Zitronen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Falscher Hase mit Möhren auf Kartoffelpüree mit Dill-Joghurt-Dip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müse-Grünkern-Pfanne mit Naturreis und einer leichten Nuss-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lare Rinderbrühe mit Fadennud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chnitzel mit Pfifferlingsauce und Rosmarinkartoffel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Basilikumpesto und Marktgemüs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remige Rucola-Käsesuppe mit Chili-Croutons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r Seelachs auf Mangold-Zucchinigemüse mit gebackenen Süßkartoffeln und Curry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euriger Couscous mit marokkanischem Gemüsetopf und Ingwer-Zimt-Dip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ellerie-Cremesuppe mit Kräuter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streifen nach Stroganoff Art mit Salzkartoffel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lumenkohl-Amaranth-Pfanne an Tomatensauce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Möhrensuppe mit Orangen-Joghurt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mit Tomaten-Paprikasauce und Vollkornreis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müse-Kichererbsenpfanne und Joghurt-Dip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Frischkäsesuppe mit frischem Dill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Jägerschnitzel mit Tomatensauce und Spirelli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Getreide-Gemüse-Taler mit Sesamsauce und buntem Salat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Cremesuppe mit Orangen und Ingwer dazu Sesam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Cordon Bleu vom Schwein mit Brokkoli und Kartoffelstampf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Farfalle mit Pilz-Ragout und Cherrytomaten dazu geriebenen Käse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Erbsensuppe mit Wiener Würstch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Gebratenes Zanderfilet auf Karotten-Lauch-Rahm und Kräuterreis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ollkorn-Spaghetti mit Pesto und Tomatenwürfeln</text:p>
          </table:table-cell>
          <table:table-cell table:style-name="ce4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7" calcext:value-type="date">
            <text:p>2017-07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5"/>
        </table:table-row>
        <table:table-row table:style-name="ro1">
          <table:table-cell table:style-name="ce2" office:value-type="date" office:date-value="2017-07-18" calcext:value-type="date">
            <text:p>2017-07-1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5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19" calcext:value-type="date">
            <text:p>2017-07-1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0" calcext:value-type="date">
            <text:p>2017-07-2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Leckerer Rucola-Salat mit Champignon, Parmaschinken und Parmesa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der Woche: Spätzle mit Käse, Cherrytomaten und Bacon</text:p>
          </table:table-cell>
          <table:table-cell table:style-name="ce4"/>
        </table:table-row>
        <table:table-row table:style-name="ro1">
          <table:table-cell office:value-type="date" office:date-value="2017-07-21" calcext:value-type="date">
            <text:p>2017-07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 „Mr. Tentacles“- Sandwich mit Oktopus, Karottenpüree, Sellerie und Dill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4" calcext:value-type="date">
            <text:p>2017-07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5" calcext:value-type="date">
            <text:p>2017-07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6" calcext:value-type="date">
            <text:p>2017-07-2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7" calcext:value-type="date">
            <text:p>2017-07-2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Leckerer gemischter Salat mit frittierten Chicken Fingers und Vinaigrette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asta der Woche mit Pesto, Lachs und Cherrytomaten</text:p>
          </table:table-cell>
          <table:table-cell table:style-name="ce4"/>
        </table:table-row>
        <table:table-row table:style-name="ro1">
          <table:table-cell office:value-type="date" office:date-value="2017-07-28" calcext:value-type="date">
            <text:p>2017-07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er „Happy Taste „- Burger mit Rindfleisch, Portobello Pilzen, Emmentaler, Rucola und Mayo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7-31" calcext:value-type="date">
            <text:p>2017-07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2" calcext:value-type="date">
            <text:p>2017-08-0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3" calcext:value-type="date">
            <text:p>2017-08-0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Leckerer gemischter Salat mit Thunfisch, Mais, Paprika und Vinaigrette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nocchi mit Gorgonzola und Bacon</text:p>
          </table:table-cell>
          <table:table-cell table:style-name="ce4"/>
        </table:table-row>
        <table:table-row table:style-name="ro1">
          <table:table-cell office:value-type="date" office:date-value="2017-08-04" calcext:value-type="date">
            <text:p>2017-08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Das „Club Tuna“- Sandwich mit Thunfisch, Mayo, Salat, Tomaten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7" calcext:value-type="date">
            <text:p>2017-08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8" calcext:value-type="date">
            <text:p>2017-08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09" calcext:value-type="date">
            <text:p>2017-08-0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0" calcext:value-type="date">
            <text:p>2017-08-1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 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office:value-type="string" calcext:value-type="string">
            <text:p>Caprese Salat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ätzle mit Spinat und Bacon</text:p>
          </table:table-cell>
          <table:table-cell table:style-name="ce4"/>
        </table:table-row>
        <table:table-row table:style-name="ro1">
          <table:table-cell office:value-type="date" office:date-value="2017-08-11" calcext:value-type="date">
            <text:p>2017-08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urger der Woche mit Rindfleisch, Emmentaler, Bacon, Rucola und gegrillter Paprik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4" calcext:value-type="date">
            <text:p>2017-08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5" calcext:value-type="date">
            <text:p>2017-08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6" calcext:value-type="date">
            <text:p>2017-08-1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office:value-type="string" calcext:value-type="string">
            <text:p>Leckerer Mix-Salat mit Tomaten, Oliven, Fontina und Habanero Dressing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all’arrabbiata</text:p>
          </table:table-cell>
          <table:table-cell table:style-name="ce4"/>
        </table:table-row>
        <table:table-row table:style-name="ro1">
          <table:table-cell office:value-type="date" office:date-value="2017-08-17" calcext:value-type="date">
            <text:p>2017-08-1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as „Road to Yucatán“ Sandwich mit Mortadella, Fontina und frische Habanero (red savina)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1" calcext:value-type="date">
            <text:p>2017-08-2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2" calcext:value-type="date">
            <text:p>2017-08-2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3" calcext:value-type="date">
            <text:p>2017-08-2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4" calcext:value-type="date">
            <text:p>2017-08-2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sh</text:p>
          </table:table-cell>
          <table:table-cell table:style-name="ce3" office:value-type="string" calcext:value-type="string">
            <text:p>Romana Salat mit Garnelen und Cocktailsauce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Gnocchi mit Taleggio, Radicchio und Walnüssen</text:p>
          </table:table-cell>
          <table:table-cell table:style-name="ce4"/>
        </table:table-row>
        <table:table-row table:style-name="ro1">
          <table:table-cell office:value-type="date" office:date-value="2017-08-25" calcext:value-type="date">
            <text:p>2017-08-2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Burger der Woche mit Rindfleisch, Ricotta, Paprikasauce, Rucola und Baco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8" calcext:value-type="date">
            <text:p>2017-08-2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29" calcext:value-type="date">
            <text:p>2017-08-29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0" calcext:value-type="date">
            <text:p>2017-08-30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8-31" calcext:value-type="date">
            <text:p>2017-08-3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Mix Salat mit Tomaten, Feta und Balsamico dressing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table:style-name="ce3" office:value-type="string" calcext:value-type="string">
            <text:p>Pasta der woche mit Sahne, Erbsen und Kochschinken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Sandwich der Woche mit Pecorino, Tomaten und Mortadella</text:p>
          </table:table-cell>
          <table:table-cell table:style-name="ce4"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Zigeunersteak von der Pute mit Bratkarfoffeln und gemischtem Blattsalat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Pikantes Mais-Cremesüppchen mit Walnüssen</text:p>
          </table:table-cell>
          <table:table-cell/>
        </table:table-row>
        <table:table-row table:style-name="ro1">
          <table:table-cell office:value-type="date" office:date-value="2017-09-01" calcext:value-type="date">
            <text:p>2017-09-0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unte Quinoa Gemüsepfanne an Kräutersauc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Rinderragout mit Kräuternudeln und Grilltomat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Käse-Lauchsuppe mit Hackfleisch und Kräutern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Herbsgulasch von Hokkaido-Kürbis und Weißkohl an Salzkartoffeln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ulasch von der Pute mit Pilzen an Paprikareis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üss-saure Eier auf Kartoffelpüre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Weißer-Bohnen-Eintopf “Serbische Art” mit frischen Kräutern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ausgemachter Schweinebraten mit Apfelrotkohl und Spätzl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Karotten-Orangen-Süppchen mit Ingwer-Schmand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Makkaroni-Käse-Auflauf mit Tomatensauc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chfilet in Backteig an warmem Kartoffelsalat und Remoulad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Sauer-Scharf-Suppe mit Frühlingszwiebeln und Sprossen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artoffel-Grünkern-Pfanne mit frischem Herbstgemüse und hausgemachtem Kräuterquark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aftige Spare Ribs mit Spicy Wedges, Coleslaw und Sour Cream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Marokkanische Gemüse-Suppe mit Couscous und frischen Kräutern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Indische Gemüsepfanne mit Kichererbsenpüre und Joguhrt-Minz-Dip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Thailändische Rindfleischpfanne mit Kokos und Gemüse dazu Basmatireis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umenkohlsüppchen mit Kresse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chupfnudelpfanne mit Kürbis und Kraüterschmand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Boulette mit Mischgemüse an Senfsauce und Petersilienkartoffel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erliner Karotten-Eintopf mit Fleisch und frischen Kräuter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okkoli-Reistopf mit feuriger Tomaten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Omas Geflügelleber mit Kartoffelpüree und Apfel-Zwiebel-Gemüs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enne-Brokkoli-Pfanne mit Gorgonzolasauce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Kohleintopf mit Erdäpfeln und frischen Kräutern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artoffelrösti mit hausgebeiztem Lachs an Dill-Senf-Sauce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Linsen-Chili-Suppe mit Sesamcroutons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ebratener Tofu mit Zucchini-Möhren-Salat und Ingwerreis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ühnerfrikassee mit buntem Gartengemüse und Kräuterkartoffeln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-Lasagne mit Tomaten-Kräuter-Dip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Paprikasüppchen mit Karottenraspel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chweinekrustenbraten an Sauerkraut und Erbspüree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Spinatcremesuppe mit Buchweizen</text:p>
          </table:table-cell>
          <table:table-cell/>
        </table:table-row>
        <table:table-row table:style-name="ro1">
          <table:table-cell office:value-type="date" office:date-value="2017-09-18" calcext:value-type="date">
            <text:p>2017-09-1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asmatireis mit Kokos, rotem Curry-Sojageschnetzeltem und frischem Gemüse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ayrischer Ochsenbraten mit Waldpilzen und Semmelknödeln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Vegetarische Lasagne mit Kräuterdip</text:p>
          </table:table-cell>
          <table:table-cell/>
        </table:table-row>
        <table:table-row table:style-name="ro1">
          <table:table-cell office:value-type="date" office:date-value="2017-09-19" calcext:value-type="date">
            <text:p>2017-09-1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Grüne Bohnen-Eintopf mit frischen Kräuter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Spagetthi Bolognese mit geriebenem Gouda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Ungarische Gulaschsuppe mit Paprikastreifen</text:p>
          </table:table-cell>
          <table:table-cell/>
        </table:table-row>
        <table:table-row table:style-name="ro1">
          <table:table-cell office:value-type="date" office:date-value="2017-09-20" calcext:value-type="date">
            <text:p>2017-09-20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, vegan</text:p>
          </table:table-cell>
          <table:table-cell office:value-type="string" calcext:value-type="string">
            <text:p>Brandenburger Gemüse-Pfanne mit Salzkartoffeln und Tomatensauce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Buntes Fischragout mit Dill und Zitronenrei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Champignon-Cremesuppe mit Kräutercroutons</text:p>
          </table:table-cell>
          <table:table-cell/>
        </table:table-row>
        <table:table-row table:style-name="ro1">
          <table:table-cell office:value-type="date" office:date-value="2017-09-21" calcext:value-type="date">
            <text:p>2017-09-21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unte Gemüse-Gnocchipfanne mit Basilikumsauce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Hähnchenkeule nach indischer Art mit Gemüse und Duftreis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Bayrischer Sauerkrautkartoffelsuppe mit Speckwürfeln und Lauchstreifen</text:p>
          </table:table-cell>
          <table:table-cell/>
        </table:table-row>
        <table:table-row table:style-name="ro1">
          <table:table-cell office:value-type="date" office:date-value="2017-09-22" calcext:value-type="date">
            <text:p>2017-09-22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Zwei gekochte Eier in pikanter Senfsauce mit Kartoffelpüre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steak überbacken mit Tomate-Mozzarella, Bandnudeln und Paprikagemüs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ürbis-Gemüsepfanne an Pilzsauce</text:p>
          </table:table-cell>
          <table:table-cell/>
        </table:table-row>
        <table:table-row table:style-name="ro1">
          <table:table-cell office:value-type="date" office:date-value="2017-09-25" calcext:value-type="date">
            <text:p>2017-09-25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bio, soup</text:p>
          </table:table-cell>
          <table:table-cell office:value-type="string" calcext:value-type="string">
            <text:p>Hendl-Suppe Hühnersuppe mit Gemüsestreifen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Bratwurst auf Sauerkraut mit Salzkartoffeln und Senfsauce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Blaukraut-Kartoffel-Auflauf mit Kräuterschmand</text:p>
          </table:table-cell>
          <table:table-cell/>
        </table:table-row>
        <table:table-row table:style-name="ro1">
          <table:table-cell office:value-type="date" office:date-value="2017-09-26" calcext:value-type="date">
            <text:p>2017-09-26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Indischer roter Linseneintopf mit Paprikastreifen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Gelbes Putencurry mit Sprossen, Kokosmilch und Chilireis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soup</text:p>
          </table:table-cell>
          <table:table-cell office:value-type="string" calcext:value-type="string">
            <text:p>Eintopf von der Tellerlinse mit Balsamico-Dip</text:p>
          </table:table-cell>
          <table:table-cell/>
        </table:table-row>
        <table:table-row table:style-name="ro1">
          <table:table-cell office:value-type="date" office:date-value="2017-09-27" calcext:value-type="date">
            <text:p>2017-09-27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Käsespätzle mit Röstzwiebeln und Rucola-Sonnenblumenkern-Salat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Kürbis-Lachs-Lasagne mit Käse überbacken und Kräuterquark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Steckrübensuppe mit gerösteten Haferflocken</text:p>
          </table:table-cell>
          <table:table-cell/>
        </table:table-row>
        <table:table-row table:style-name="ro1">
          <table:table-cell office:value-type="date" office:date-value="2017-09-28" calcext:value-type="date">
            <text:p>2017-09-28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Pfanne von Marktgemüse und Hirse an Petersilien-Joghurt-Dip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Puten-Gyros an Backkartoffeln und Tzatziki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bio, vegetarian</text:p>
          </table:table-cell>
          <table:table-cell office:value-type="string" calcext:value-type="string">
            <text:p>Tagliatelle mit Basilikumpesto, Rucula, Oliven und Cherrytomaten</text:p>
          </table:table-cell>
          <table:table-cell/>
        </table:table-row>
        <table:table-row table:style-name="ro1">
          <table:table-cell office:value-type="date" office:date-value="2017-09-29" calcext:value-type="date">
            <text:p>2017-09-29</text:p>
          </table:table-cell>
          <table:table-cell office:value-type="string" calcext:value-type="string">
            <text:p>Adlershof</text:p>
          </table:table-cell>
          <table:table-cell table:style-name="ce2" office:value-type="string" calcext:value-type="string">
            <text:p>Jouis N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io, vegetarian, vegan, soup</text:p>
          </table:table-cell>
          <table:table-cell office:value-type="string" calcext:value-type="string">
            <text:p>Kräftige Tomatensuppe mit Basilikum und Reis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4" calcext:value-type="date">
            <text:p>2017-09-0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5" calcext:value-type="date">
            <text:p>2017-09-0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6" calcext:value-type="date">
            <text:p>2017-09-06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7" calcext:value-type="date">
            <text:p>2017-09-07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Caesar Salad mit Romana, Parmesan, Croutons und Caesar dressing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getarian</text:p>
          </table:table-cell>
          <table:table-cell table:style-name="ce3" office:value-type="string" calcext:value-type="string">
            <text:p>Spätzle Mac n cheese</text:p>
          </table:table-cell>
          <table:table-cell/>
        </table:table-row>
        <table:table-row table:style-name="ro1">
          <table:table-cell office:value-type="date" office:date-value="2017-09-08" calcext:value-type="date">
            <text:p>2017-09-08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table:style-name="ce3" office:value-type="string" calcext:value-type="string">
            <text:p> Burger der Woche mit Rindfleish, Swiss cheese, Romana salat und Caesar dressing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1" calcext:value-type="date">
            <text:p>2017-09-11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2" calcext:value-type="date">
            <text:p>2017-09-12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3" calcext:value-type="date">
            <text:p>2017-09-13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4" calcext:value-type="date">
            <text:p>2017-09-14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getarian, vegan</text:p>
          </table:table-cell>
          <table:table-cell table:style-name="ce3" office:value-type="string" calcext:value-type="string">
            <text:p>Lauwarmer Spitzkohlsalat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asta Carbonara</text:p>
          </table:table-cell>
          <table:table-cell/>
        </table:table-row>
        <table:table-row table:style-name="ro1">
          <table:table-cell office:value-type="date" office:date-value="2017-09-15" calcext:value-type="date">
            <text:p>2017-09-15</text:p>
          </table:table-cell>
          <table:table-cell office:value-type="string" calcext:value-type="string">
            <text:p>Adlershof</text:p>
          </table:table-cell>
          <table:table-cell office:value-type="string" calcext:value-type="string">
            <text:p>FOOD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andwich der Woche mit Bündnerfleisch, Tomaten, Rucola und Parmesan</text:p>
          </table:table-cell>
          <table:table-cell/>
        </table:table-row>
        <table:table-row table:style-name="ro1" table:number-rows-repeated="104827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00/00/0000</text:date>, <text:time style:data-style-name="N2" text:time-value="09:44:39.531051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1T09:47:06.821846957</dc:date>
    <meta:editing-duration>PT56M30S</meta:editing-duration>
    <meta:editing-cycles>10</meta:editing-cycles>
    <meta:generator>LibreOffice/5.1.6.2$Linux_X86_64 LibreOffice_project/10m0$Build-2</meta:generator>
    <meta:document-statistic meta:table-count="1" meta:cell-count="1731" meta:object-count="0"/>
  </office:meta>
</office:document-meta>
</file>